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6e9" officeooo:paragraph-rsid="000306e9"/>
    </style:style>
    <style:style style:name="P2" style:family="paragraph" style:parent-style-name="Standard">
      <style:text-properties officeooo:rsid="0004d54d" officeooo:paragraph-rsid="0004d54d"/>
    </style:style>
    <style:style style:name="P3" style:family="paragraph" style:parent-style-name="Standard">
      <style:text-properties officeooo:rsid="0004dc3a" officeooo:paragraph-rsid="0004dc3a"/>
    </style:style>
    <style:style style:name="P4" style:family="paragraph" style:parent-style-name="Standard">
      <style:text-properties officeooo:rsid="00087a90" officeooo:paragraph-rsid="00087a90"/>
    </style:style>
    <style:style style:name="P5" style:family="paragraph" style:parent-style-name="Standard">
      <style:text-properties officeooo:rsid="00087a97" officeooo:paragraph-rsid="00087a97"/>
    </style:style>
    <style:style style:name="P6" style:family="paragraph" style:parent-style-name="Standard">
      <style:text-properties officeooo:rsid="000a12d4" officeooo:paragraph-rsid="000a12d4"/>
    </style:style>
    <style:style style:name="T1" style:family="text">
      <style:text-properties officeooo:rsid="000576d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ara cada entrega (deloa proveedora) se genera una factura.</text:p>
      <text:p text:style-name="P2">A la proveedora solo se le paga solo con transferencia bancaria, (se amlacena nro de cuenta y nro de transacciób)</text:p>
      <text:p text:style-name="P5">Rango etario para los dependientes: menores &lt; 18, 18&lt;= jovenes &lt;= 25, 25&lt; adultos &lt; 60, 60 &lt;= mayores.</text:p>
      <text:p text:style-name="P6">El sueldo depende de la categoría y la categoría depende del sueldo.</text:p>
      <text:p text:style-name="P2"/>
      <text:p text:style-name="P2"/>
      <text:p text:style-name="P2"/>
      <text:p text:style-name="P2"/>
      <text:p text:style-name="P1"/>
      <text:p text:style-name="P2">poner precio actual en trueque o venta.</text:p>
      <text:p text:style-name="P1"/>
      <text:p text:style-name="P1">RESTRICCIONES EXPLÍCITAS</text:p>
      <text:p text:style-name="P1"/>
      <text:p text:style-name="P3">Todos vendedor tiene categoria I, II o III.</text:p>
      <text:p text:style-name="P1"/>
      <text:p text:style-name="P1"><draw:frame draw:style-name="fr1" draw:name="Object1" text:anchor-type="as-char" svg:y="-0.152in" svg:width="5.3374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>Los vendedores solo pueden trabajar en un turno.</text:p>
      <text:p text:style-name="P3"/>
      <text:p text:style-name="P3"><draw:frame draw:style-name="fr1" draw:name="Object2" text:anchor-type="as-char" svg:y="-0.152in" svg:width="1.4217in" svg:height="0.199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3">Un empleado administrativo puede ser <text:s/>secretaria, recepcionista, <text:span text:style-name="T1">contador o gerente.</text:span></text:p>
      <text:p text:style-name="P3"><draw:frame draw:style-name="fr1" draw:name="Object3" text:anchor-type="as-char" svg:y="-0.152in" svg:width="9.0819in" svg:height="0.199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4">Todos los dependientes deben ser padres, hermanos menores de 18 años, hijos menores de 25 años, o cónyugues.</text:p>
      <text:p text:style-name="P4"/>
      <text:p text:style-name="P4"/>
      <text:p text:style-name="P1">DICCIONARIO DE DATO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4:30:27.176186791</meta:creation-date>
    <dc:date>2015-05-04T18:02:10.172552040</dc:date>
    <meta:editing-duration>PT25M30S</meta:editing-duration>
    <meta:editing-cycles>1</meta:editing-cycles>
    <meta:document-statistic meta:table-count="0" meta:image-count="0" meta:object-count="3" meta:page-count="1" meta:paragraph-count="14" meta:word-count="116" meta:character-count="708" meta:non-whitespace-character-count="602"/>
    <meta:generator>LibreOffice/4.3.6.2$Linux_x86 LibreOffice_project/d50a87b2e514536ed401c18000dad4660b6a169e</meta:generator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v</mi>
            <mo stretchy="false">∣</mo>
            <mi mathvariant="italic">Vendedor</mi>
          </mrow>
          <mrow>
            <mo fence="true" stretchy="false">(</mo>
            <mrow>
              <mi>v</mi>
            </mrow>
            <mo fence="true" stretchy="false">)</mo>
          </mrow>
          <mi mathvariant="normal">:</mi>
          <mi>v</mi>
          <mi>.</mi>
          <mrow>
            <mi mathvariant="italic">categoria</mi>
            <mo stretchy="false">=</mo>
            <mi>'</mi>
          </mrow>
          <mi>I</mi>
          <mrow>
            <mi>'</mi>
            <mo stretchy="false">∨</mo>
            <mi>v</mi>
          </mrow>
          <mi>.</mi>
          <mrow>
            <mi mathvariant="italic">categoria</mi>
            <mo stretchy="false">=</mo>
            <mi>'</mi>
          </mrow>
          <mi mathvariant="italic">II</mi>
          <mrow>
            <mi>'</mi>
            <mo stretchy="false">∨</mo>
            <mi>v</mi>
          </mrow>
          <mi>.</mi>
          <mrow>
            <mi mathvariant="italic">categoria</mi>
            <mo stretchy="false">=</mo>
            <mi>'</mi>
          </mrow>
          <mi mathvariant="italic">III</mi>
          <mi>'</mi>
        </mrow>
      </mrow>
      <mo fence="true" stretchy="false">)</mo>
    </mrow>
    <annotation encoding="StarMath 5.0"> (forall v divides  Vendedor( v ):v.categoria = 'I' or v.categoria = 'II' or v.categoria = 'III'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v</mi>
            <mo stretchy="false">∣</mo>
            <mi mathvariant="italic">Vendedor</mi>
          </mrow>
          <mrow>
            <mo fence="true" stretchy="false">(</mo>
            <mrow>
              <mi>v</mi>
            </mrow>
            <mo fence="true" stretchy="false">)</mo>
          </mrow>
          <mi mathvariant="normal">:</mi>
        </mrow>
      </mrow>
      <mo fence="true" stretchy="false">)</mo>
    </mrow>
    <annotation encoding="StarMath 5.0">( forall v divides Vendedor(v):  )</annotation>
  </semantics>
</math>
</file>

<file path=Object 3/content.xml><?xml version="1.0" encoding="utf-8"?>
<math xmlns="http://www.w3.org/1998/Math/MathML" display="block">
  <semantics>
    <mrow>
      <mrow>
        <mo stretchy="false">∀</mo>
        <mrow>
          <mi>p</mi>
          <mo stretchy="false">∣</mo>
          <mi mathvariant="italic">Administrivo</mi>
        </mrow>
        <mrow>
          <mo fence="true" stretchy="false">(</mo>
          <mrow>
            <mi>p</mi>
          </mrow>
          <mo fence="true" stretchy="false">)</mo>
        </mrow>
        <mi mathvariant="normal">:</mi>
        <mi>p</mi>
        <mi>.</mi>
        <mrow>
          <mi mathvariant="italic">tipo</mi>
          <mo stretchy="false">=</mo>
          <mi>'</mi>
        </mrow>
        <mi mathvariant="italic">secretaria</mi>
        <mrow>
          <mi>'</mi>
          <mo stretchy="false">∨</mo>
          <mi>p</mi>
        </mrow>
        <mi>.</mi>
        <mrow>
          <mi mathvariant="italic">tipo</mi>
          <mo stretchy="false">=</mo>
          <mi>'</mi>
        </mrow>
        <mi mathvariant="italic">recepcionista</mi>
        <mrow>
          <mi>'</mi>
          <mo stretchy="false">∨</mo>
          <mi>p</mi>
        </mrow>
        <mi>.</mi>
        <mrow>
          <mi mathvariant="italic">tipo</mi>
          <mo stretchy="false">=</mo>
          <mi>'</mi>
        </mrow>
        <mi mathvariant="italic">contador</mi>
        <mrow>
          <mi>'</mi>
          <mo stretchy="false">∨</mo>
          <mi>p</mi>
        </mrow>
        <mi>.</mi>
        <mrow>
          <mi mathvariant="italic">tipo</mi>
          <mo stretchy="false">=</mo>
          <mi>'</mi>
        </mrow>
        <mi mathvariant="italic">contador</mi>
        <mrow>
          <mi>'</mi>
          <mo stretchy="false">∨</mo>
          <mi>p</mi>
        </mrow>
        <mi>.</mi>
        <mrow>
          <mi mathvariant="italic">tipo</mi>
          <mo stretchy="false">=</mo>
          <mi>'</mi>
        </mrow>
        <mi mathvariant="italic">gerente</mi>
        <mi>'</mi>
      </mrow>
      <mrow/>
    </mrow>
    <annotation encoding="StarMath 5.0">forall p divides Administrivo( p ): p.tipo = 'secretaria' or p.tipo = 'recepcionista' or  p.tipo = 'contador' or p.tipo ='contador' or p.tipo = 'gerente')</annotation>
  </semantics>
</math>
</file>